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AnatoHiero" svg:font-family="'Noto Sans AnatoHiero'" style:font-family-generic="swiss" style:font-pitch="variable"/>
    <style:font-face style:name="Noto Sans AnatoHiero1" svg:font-family="'Noto Sans AnatoHiero'" style:font-adornments="Bold Italic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2e285" draw:textarea-horizontal-align="justify" draw:textarea-vertical-align="middle" draw:auto-grow-height="false" fo:min-height="7.37cm" fo:min-width="6.1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="solid" draw:fill-color="#f09e6f" draw:textarea-horizontal-align="justify" draw:textarea-vertical-align="middle" draw:auto-grow-height="false" fo:min-height="10.545cm" fo:min-width="5.2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1cm" fo:min-width="0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e9b913" draw:textarea-horizontal-align="justify" draw:textarea-vertical-align="middle" draw:auto-grow-height="false" fo:min-height="4.831cm" fo:min-width="3.945cm"/>
    </style:style>
    <style:style style:name="gr7" style:family="graphic" style:parent-style-name="standard">
      <style:graphic-properties draw:stroke="none" svg:stroke-color="#000000" draw:fill="solid" draw:fill-color="#e9b913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e9b913" draw:textarea-horizontal-align="left" draw:auto-grow-height="true" draw:auto-grow-width="false" fo:min-height="0.891cm" fo:min-width="0cm"/>
      <style:paragraph-properties style:writing-mode="lr-tb"/>
    </style:style>
    <style:style style:name="gr9" style:family="graphic" style:parent-style-name="objectwithoutfill">
      <style:graphic-properties draw:fill="solid" draw:fill-color="#e9b913" draw:textarea-vertical-align="middle"/>
    </style:style>
    <style:style style:name="gr10" style:family="graphic" style:parent-style-name="standard">
      <style:graphic-properties draw:fill="solid" draw:fill-color="#e9b913" draw:textarea-horizontal-align="justify" draw:textarea-vertical-align="middle" draw:auto-grow-height="false" fo:min-height="4.831cm" fo:min-width="4.299cm"/>
    </style:style>
    <style:style style:name="gr11" style:family="graphic" style:parent-style-name="standard">
      <style:graphic-properties draw:marker-start="Circle" draw:marker-start-width="0.3cm" draw:marker-end="" draw:marker-end-width="0.3cm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000000" draw:marker-start="Arrow_20_large" draw:marker-end="" draw:fill="none" draw:textarea-vertical-align="middle"/>
    </style:style>
    <style:style style:name="gr14" style:family="graphic" style:parent-style-name="standard">
      <style:graphic-properties draw:stroke="dash" draw:stroke-dash="Dot" svg:stroke-width="0cm" svg:stroke-color="#000000" draw:marker-start="" draw:marker-start-width="0.203cm" draw:marker-start-center="false" draw:marker-end="" draw:marker-end-width="0.20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5" style:family="graphic" style:parent-style-name="standard">
      <style:graphic-properties draw:stroke="dash" draw:stroke-dash="Dot" dr3d:vertical-segments="16" dr3d:close-front="true" dr3d:close-back="true"/>
    </style:style>
    <style:style style:name="gr16" style:family="graphic" style:parent-style-name="standard">
      <style:graphic-properties draw:stroke="solid" svg:stroke-color="#000000" draw:fill="solid" draw:fill-color="#f2cbf8" draw:textarea-horizontal-align="left" draw:auto-grow-height="true" draw:auto-grow-width="false" fo:min-height="5.14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</style:style>
    <style:style style:name="gr19" style:family="graphic" style:parent-style-name="objectwithoutfill">
      <style:graphic-properties draw:marker-end="Arrowheads_20_3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43cm" fo:min-width="0.181cm"/>
    </style:style>
    <style:style style:name="gr21" style:family="graphic" style:parent-style-name="objectwithoutfill">
      <style:graphic-properties draw:marker-end="Arrowheads_20_5" draw:marker-end-width="0.3cm" draw:fill="none" draw:textarea-vertical-align="middle"/>
    </style:style>
    <style:style style:name="gr22" style:family="graphic" style:parent-style-name="standard">
      <style:graphic-properties draw:stroke="dash" draw:stroke-dash="Long_20_Dash" svg:stroke-width="0.102cm" svg:stroke-color="#00a0fc" draw:marker-start-width="0.356cm" draw:marker-end-width="0.356cm" draw:fill="none" draw:textarea-horizontal-align="justify" draw:textarea-vertical-align="middle" draw:auto-grow-height="false" fo:min-height="15.84cm" fo:min-width="4.478cm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7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6" style:family="graphic" style:parent-style-name="objectwithoutfill">
      <style:graphic-properties svg:stroke-width="0.102cm" svg:stroke-color="#dc0000" draw:marker-start-width="0.66cm" draw:marker-end="Concave" draw:marker-end-width="0.457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0cm"/>
      <style:paragraph-properties style:writing-mode="lr-tb"/>
    </style:style>
    <style:style style:name="P1" style:family="paragraph">
      <loext:graphic-properties draw:fill="solid" draw:fill-color="#92e28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09e6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9b913"/>
      <style:paragraph-properties fo:text-align="center"/>
    </style:style>
    <style:style style:name="P6" style:family="paragraph">
      <loext:graphic-properties draw:fill="solid" draw:fill-color="#e9b913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2cbf8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ffffff"/>
      <style:text-properties fo:font-size="10pt"/>
    </style:style>
    <style:style style:name="T1" style:family="text">
      <style:text-properties fo:font-style="italic"/>
    </style:style>
    <style:style style:name="T2" style:family="text">
      <style:text-properties style:font-weight-asian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7.62cm" svg:x="2.202cm" svg:y="2.42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3cm" svg:height="7.115cm" svg:x="2.837cm" svg:y="2.741cm">
          <draw:text-box>
            <text:p>/bin</text:p>
            <text:p>/sbin</text:p>
            <text:p>/include</text:p>
            <text:p>/lib</text:p>
            <text:p>..</text:p>
            <text:p>/disk </text:p>
            <text:p/>
            <text:p>..</text:p>
            <text:p/>
            <text:p>/mnt</text:p>
            <text:p/>
            <text:p>/ovr</text:p>
          </draw:text-box>
        </draw:frame>
        <draw:frame draw:style-name="gr2" draw:text-style-name="P2" draw:layer="layout" svg:width="5.243cm" svg:height="1.395cm" svg:x="2.919cm" svg:y="1.076cm">
          <draw:text-box>
            <text:p>Bootstrap Image</text:p>
            <text:p>(rootfs.cramfs) </text:p>
          </draw:text-box>
        </draw:frame>
        <draw:custom-shape draw:style-name="gr3" draw:text-style-name="P3" draw:layer="layout" svg:width="5.715cm" svg:height="10.795cm" svg:x="6.964cm" svg:y="10.36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3cm" svg:height="8.259cm" svg:x="8.117cm" svg:y="11.214cm">
          <draw:text-box>
            <text:p><text:s/><text:s/><text:s/><text:s/><text:s/><text:s/><text:s/><text:s/></text:p>
            <text:p/>
            <text:p/>
            <text:p/>
            <text:p/>
            <text:p/>
            <text:p/>
            <text:p/>
            <text:p/>
            <text:p/>
            <text:p>/up</text:p>
            <text:p/>
            <text:p/>
            <text:p>/work</text:p>
          </draw:text-box>
        </draw:frame>
        <draw:frame draw:style-name="gr4" draw:text-style-name="P2" draw:layer="layout" svg:width="0.798cm" svg:height="1.141cm" svg:x="7.119cm" svg:y="10.49cm">
          <draw:text-box>
            <text:p>/</text:p>
          </draw:text-box>
        </draw:frame>
        <draw:line draw:style-name="gr5" draw:text-style-name="P4" draw:layer="layout" svg:x1="7.599cm" svg:y1="10.996cm" svg:x2="7.599cm" svg:y2="18.933cm">
          <text:p/>
        </draw:line>
        <draw:line draw:style-name="gr5" draw:text-style-name="P4" draw:layer="layout" svg:x1="7.599cm" svg:y1="17.236cm" svg:x2="8.234cm" svg:y2="17.236cm">
          <text:p/>
        </draw:line>
        <draw:line draw:style-name="gr5" draw:text-style-name="P4" draw:layer="layout" svg:x1="7.599cm" svg:y1="18.933cm" svg:x2="8.234cm" svg:y2="18.933cm">
          <text:p/>
        </draw:line>
        <draw:custom-shape draw:style-name="gr6" draw:text-style-name="P5" draw:layer="layout" svg:width="4.445cm" svg:height="5.081cm" svg:x="9.858cm" svg:y="4.0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73cm" svg:height="4.255cm" svg:x="11.011cm" svg:y="4.647cm">
          <draw:text-box>
            <text:p>/bin</text:p>
            <text:p>/sbin</text:p>
            <text:p>/include</text:p>
            <text:p><text:span text:style-name="T1">/</text:span><text:span text:style-name="T1">u</text:span><text:span text:style-name="T1">s</text:span><text:span text:style-name="T1">r</text:span></text:p>
            <text:p><text:span text:style-name="T1">.</text:span><text:span text:style-name="T1">.</text:span><text:span text:style-name="T1">.</text:span></text:p>
            <text:p>/lib</text:p>
            <text:p>/lib64</text:p>
          </draw:text-box>
        </draw:frame>
        <draw:frame draw:style-name="gr8" draw:text-style-name="P6" draw:layer="layout" svg:width="0.798cm" svg:height="1.141cm" svg:x="10.013cm" svg:y="4.14cm">
          <draw:text-box>
            <text:p>/</text:p>
          </draw:text-box>
        </draw:frame>
        <draw:line draw:style-name="gr9" draw:text-style-name="P5" draw:layer="layout" svg:x1="10.493cm" svg:y1="4.646cm" svg:x2="10.493cm" svg:y2="8.774cm">
          <text:p/>
        </draw:line>
        <draw:line draw:style-name="gr9" draw:text-style-name="P5" draw:layer="layout" svg:x1="10.493cm" svg:y1="4.964cm" svg:x2="11.128cm" svg:y2="4.964cm">
          <text:p/>
        </draw:line>
        <draw:line draw:style-name="gr9" draw:text-style-name="P5" draw:layer="layout" svg:x1="10.493cm" svg:y1="5.569cm" svg:x2="11.128cm" svg:y2="5.569cm">
          <text:p/>
        </draw:line>
        <draw:line draw:style-name="gr9" draw:text-style-name="P5" draw:layer="layout" svg:x1="10.494cm" svg:y1="6.169cm" svg:x2="11.129cm" svg:y2="6.169cm">
          <text:p/>
        </draw:line>
        <draw:line draw:style-name="gr9" draw:text-style-name="P5" draw:layer="layout" svg:x1="10.495cm" svg:y1="6.769cm" svg:x2="11.13cm" svg:y2="6.769cm">
          <text:p/>
        </draw:line>
        <draw:line draw:style-name="gr9" draw:text-style-name="P5" draw:layer="layout" svg:x1="10.496cm" svg:y1="7.969cm" svg:x2="11.131cm" svg:y2="7.969cm">
          <text:p/>
        </draw:line>
        <draw:line draw:style-name="gr9" draw:text-style-name="P5" draw:layer="layout" svg:x1="10.497cm" svg:y1="8.569cm" svg:x2="11.132cm" svg:y2="8.569cm">
          <text:p/>
        </draw:line>
        <draw:custom-shape draw:style-name="gr10" draw:text-style-name="P5" xml:id="id4" draw:id="id4" draw:layer="layout" svg:width="4.799cm" svg:height="5.081cm" svg:x="9.822cm" svg:y="4.01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73cm" svg:height="4.255cm" svg:x="11.011cm" svg:y="4.647cm">
          <draw:text-box>
            <text:p>/bin</text:p>
            <text:p>/sbin</text:p>
            <text:p>/include</text:p>
            <text:p><text:span text:style-name="T1">/usr</text:span></text:p>
            <text:p><text:span text:style-name="T1">...</text:span></text:p>
            <text:p>/lib</text:p>
            <text:p>/lib64</text:p>
          </draw:text-box>
        </draw:frame>
        <draw:frame draw:style-name="gr8" draw:text-style-name="P6" draw:layer="layout" svg:width="0.798cm" svg:height="1.141cm" svg:x="10.013cm" svg:y="4.14cm">
          <draw:text-box>
            <text:p>/</text:p>
          </draw:text-box>
        </draw:frame>
        <draw:line draw:style-name="gr9" draw:text-style-name="P5" draw:layer="layout" svg:x1="10.493cm" svg:y1="4.646cm" svg:x2="10.493cm" svg:y2="8.774cm">
          <text:p/>
        </draw:line>
        <draw:line draw:style-name="gr9" draw:text-style-name="P5" draw:layer="layout" svg:x1="10.493cm" svg:y1="4.964cm" svg:x2="11.128cm" svg:y2="4.964cm">
          <text:p/>
        </draw:line>
        <draw:line draw:style-name="gr9" draw:text-style-name="P5" draw:layer="layout" svg:x1="10.493cm" svg:y1="5.569cm" svg:x2="11.128cm" svg:y2="5.569cm">
          <text:p/>
        </draw:line>
        <draw:line draw:style-name="gr9" draw:text-style-name="P5" draw:layer="layout" svg:x1="10.494cm" svg:y1="6.169cm" svg:x2="11.129cm" svg:y2="6.169cm">
          <text:p/>
        </draw:line>
        <draw:line draw:style-name="gr9" draw:text-style-name="P5" draw:layer="layout" svg:x1="10.495cm" svg:y1="6.769cm" svg:x2="11.13cm" svg:y2="6.769cm">
          <text:p/>
        </draw:line>
        <draw:line draw:style-name="gr9" draw:text-style-name="P5" draw:layer="layout" svg:x1="10.496cm" svg:y1="7.969cm" svg:x2="11.131cm" svg:y2="7.969cm">
          <text:p/>
        </draw:line>
        <draw:line draw:style-name="gr9" draw:text-style-name="P5" draw:layer="layout" svg:x1="10.497cm" svg:y1="8.569cm" svg:x2="11.132cm" svg:y2="8.569cm">
          <text:p/>
        </draw:line>
        <draw:line draw:style-name="gr11" draw:text-style-name="P7" draw:layer="layout" svg:x1="4.742cm" svg:y1="8.456cm" svg:x2="5.377cm" svg:y2="8.456cm">
          <text:p/>
        </draw:line>
        <draw:line draw:style-name="gr12" draw:text-style-name="P4" draw:layer="layout" svg:x1="5.377cm" svg:y1="8.456cm" svg:x2="5.377cm" svg:y2="11.313cm">
          <text:p/>
        </draw:line>
        <draw:line draw:style-name="gr13" draw:text-style-name="P4" draw:layer="layout" svg:x1="6.647cm" svg:y1="11.312cm" svg:x2="5.377cm" svg:y2="11.313cm">
          <text:p/>
        </draw:line>
        <draw:frame draw:style-name="gr2" draw:text-style-name="P2" draw:layer="layout" svg:width="2.28cm" svg:height="0.823cm" svg:x="10.049cm" svg:y="3.124cm">
          <draw:text-box>
            <text:p>_base </text:p>
          </draw:text-box>
        </draw:frame>
        <dr3d:scene draw:style-name="gr14" svg:width="3.492cm" svg:height="1.587cm" svg:x="15.209cm" svg:y="16.71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0 -5000 2500 10000" svg:d="M0-5000h250 250 500 500 500 250 250v10000h-250-250-500-500-500-250-250z"/>
        </dr3d:scene>
        <dr3d:scene draw:style-name="gr14" svg:width="3.492cm" svg:height="1.587cm" svg:x="15.209cm" svg:y="18.61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0 -5000 2500 10000" svg:d="M0-5000h250 250 500 500 500 250 250v10000h-250-250-500-500-500-250-250z"/>
        </dr3d:scene>
        <draw:line draw:style-name="gr13" draw:text-style-name="P4" draw:layer="layout" svg:x1="14.902cm" svg:y1="17.346cm" svg:x2="9.504cm" svg:y2="17.347cm">
          <text:p/>
        </draw:line>
        <draw:line draw:style-name="gr13" draw:text-style-name="P4" draw:layer="layout" svg:x1="14.892cm" svg:y1="19.051cm" svg:x2="10.139cm" svg:y2="19.051cm">
          <text:p/>
        </draw:line>
        <draw:frame draw:style-name="gr16" draw:text-style-name="P8" xml:id="id1" draw:id="id1" draw:layer="layout" svg:width="5.08cm" svg:height="5.399cm" svg:x="9.657cm" svg:y="10.994cm">
          <draw:text-box>
            <text:p/>
            <text:p/>
            <text:p><text:s text:c="5"/><text:s/>/bin</text:p>
            <text:p><text:s text:c="5"/><text:s/>/sbin</text:p>
            <text:p><text:s text:c="5"/><text:s/>/include</text:p>
            <text:p><text:span text:style-name="T1"><text:s text:c="5"/></text:span><text:span text:style-name="T1"><text:s/></text:span><text:span text:style-name="T1">/usr</text:span></text:p>
            <text:p><text:span text:style-name="T1"><text:s text:c="5"/></text:span><text:span text:style-name="T1"><text:s/></text:span><text:span text:style-name="T1">...</text:span></text:p>
            <text:p><text:s text:c="5"/><text:s/>/lib</text:p>
            <text:p><text:s text:c="5"/><text:s/>/lib64</text:p>
          </draw:text-box>
        </draw:frame>
        <draw:line draw:style-name="gr9" draw:text-style-name="P5" draw:layer="layout" svg:x1="10.869cm" svg:y1="12.037cm" svg:x2="10.869cm" svg:y2="16.165cm">
          <text:p/>
        </draw:line>
        <draw:line draw:style-name="gr9" draw:text-style-name="P5" draw:layer="layout" svg:x1="10.869cm" svg:y1="12.355cm" svg:x2="11.504cm" svg:y2="12.355cm">
          <text:p/>
        </draw:line>
        <draw:line draw:style-name="gr9" draw:text-style-name="P5" draw:layer="layout" svg:x1="10.869cm" svg:y1="12.96cm" svg:x2="11.504cm" svg:y2="12.96cm">
          <text:p/>
        </draw:line>
        <draw:line draw:style-name="gr9" draw:text-style-name="P5" draw:layer="layout" svg:x1="10.87cm" svg:y1="13.56cm" svg:x2="11.505cm" svg:y2="13.56cm">
          <text:p/>
        </draw:line>
        <draw:line draw:style-name="gr9" draw:text-style-name="P5" draw:layer="layout" svg:x1="10.871cm" svg:y1="14.16cm" svg:x2="11.506cm" svg:y2="14.16cm">
          <text:p/>
        </draw:line>
        <draw:line draw:style-name="gr9" draw:text-style-name="P5" draw:layer="layout" svg:x1="10.872cm" svg:y1="15.36cm" svg:x2="11.507cm" svg:y2="15.36cm">
          <text:p/>
        </draw:line>
        <draw:line draw:style-name="gr9" draw:text-style-name="P5" draw:layer="layout" svg:x1="10.873cm" svg:y1="15.96cm" svg:x2="11.508cm" svg:y2="15.96cm">
          <text:p/>
        </draw:line>
        <draw:line draw:style-name="gr9" draw:text-style-name="P5" draw:layer="layout" svg:x1="10.869cm" svg:y1="12.037cm" svg:x2="10.869cm" svg:y2="16.165cm">
          <text:p/>
        </draw:line>
        <draw:line draw:style-name="gr9" draw:text-style-name="P5" draw:layer="layout" svg:x1="10.869cm" svg:y1="12.355cm" svg:x2="11.504cm" svg:y2="12.355cm">
          <text:p/>
        </draw:line>
        <draw:line draw:style-name="gr9" draw:text-style-name="P5" draw:layer="layout" svg:x1="10.869cm" svg:y1="12.96cm" svg:x2="11.504cm" svg:y2="12.96cm">
          <text:p/>
        </draw:line>
        <draw:line draw:style-name="gr9" draw:text-style-name="P5" draw:layer="layout" svg:x1="10.87cm" svg:y1="13.56cm" svg:x2="11.505cm" svg:y2="13.56cm">
          <text:p/>
        </draw:line>
        <draw:line draw:style-name="gr9" draw:text-style-name="P5" draw:layer="layout" svg:x1="10.871cm" svg:y1="14.16cm" svg:x2="11.506cm" svg:y2="14.16cm">
          <text:p/>
        </draw:line>
        <draw:line draw:style-name="gr9" draw:text-style-name="P5" draw:layer="layout" svg:x1="10.872cm" svg:y1="15.36cm" svg:x2="11.507cm" svg:y2="15.36cm">
          <text:p/>
        </draw:line>
        <draw:line draw:style-name="gr9" draw:text-style-name="P5" draw:layer="layout" svg:x1="10.873cm" svg:y1="15.96cm" svg:x2="11.508cm" svg:y2="15.96cm">
          <text:p/>
        </draw:line>
        <draw:frame draw:style-name="gr2" draw:text-style-name="P10" draw:layer="layout" svg:width="1.687cm" svg:height="0.823cm" svg:x="9.875cm" svg:y="11.313cm">
          <draw:text-box>
            <text:p text:style-name="P9">/usr</text:p>
          </draw:text-box>
        </draw:frame>
        <draw:frame draw:style-name="gr17" draw:text-style-name="P2" draw:layer="layout" svg:width="3.169cm" svg:height="0.823cm" svg:x="9.51cm" svg:y="9.508cm">
          <draw:text-box>
            <text:p>_stagedir</text:p>
          </draw:text-box>
        </draw:frame>
        <draw:frame draw:style-name="gr2" draw:text-style-name="P2" draw:layer="layout" svg:width="2.28cm" svg:height="1.395cm" svg:x="18.384cm" svg:y="16.711cm">
          <draw:text-box>
            <text:p>Upper </text:p>
            <text:p>dir</text:p>
          </draw:text-box>
        </draw:frame>
        <draw:frame draw:style-name="gr2" draw:text-style-name="P2" draw:layer="layout" svg:width="1.687cm" svg:height="1.395cm" svg:x="18.384cm" svg:y="18.808cm">
          <draw:text-box>
            <text:p>Work</text:p>
            <text:p>dir</text:p>
          </draw:text-box>
        </draw:frame>
        <draw:connector draw:style-name="gr18" draw:text-style-name="P11" xml:id="id2" draw:id="id2" draw:layer="layout" svg:x1="14.737cm" svg:y1="13.693cm" svg:x2="14.737cm" svg:y2="13.693cm" draw:start-shape="id1" draw:start-glue-point="1" draw:end-shape="id1" draw:end-glue-point="1" svg:d="M14737 13693z" svg:viewBox="0 0 1 1">
          <text:p/>
        </draw:connector>
        <draw:connector draw:style-name="gr19" draw:text-style-name="P11" draw:layer="layout" draw:line-skew="2.302cm" svg:x1="14.737cm" svg:y1="13.693cm" svg:x2="16.331cm" svg:y2="10.043cm" draw:start-shape="id2" draw:start-glue-point="0" draw:end-shape="id3" draw:end-glue-point="8" svg:d="M14737 13693v478h1594v-4128" svg:viewBox="0 0 1595 4129">
          <text:p/>
        </draw:connector>
        <draw:line draw:style-name="gr5" draw:text-style-name="P4" draw:layer="layout" svg:x1="7.599cm" svg:y1="11.631cm" svg:x2="10.139cm" svg:y2="11.631cm">
          <text:p/>
        </draw:line>
        <draw:custom-shape draw:style-name="gr20" draw:text-style-name="P12" xml:id="id3" draw:id="id3" draw:layer="layout" svg:width="0.953cm" svg:height="0.952cm" svg:x="15.854cm" svg:y="9.0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1" draw:text-style-name="P11" draw:layer="layout" svg:x1="14.621cm" svg:y1="6.551cm" svg:x2="16.331cm" svg:y2="9.091cm" draw:start-shape="id4" draw:start-glue-point="1" draw:end-shape="id3" draw:end-glue-point="4" svg:d="M14621 6551h1710v2540" svg:viewBox="0 0 1711 2541">
          <text:p/>
        </draw:connector>
        <draw:frame draw:style-name="gr2" draw:text-style-name="P2" draw:layer="layout" svg:width="1.984cm" svg:height="1.395cm" svg:x="17.067cm" svg:y="8.773cm">
          <draw:text-box>
            <text:p>Lower</text:p>
            <text:p>dir</text:p>
          </draw:text-box>
        </draw:frame>
        <draw:custom-shape draw:style-name="gr22" draw:text-style-name="P11" draw:layer="layout" svg:width="5.08cm" svg:height="16.192cm" svg:x="15.219cm" svg:y="4.646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3.169cm" svg:height="0.823cm" svg:x="12.679cm" svg:y="10.996cm">
          <draw:text-box>
            <text:p>/exts</text:p>
          </draw:text-box>
        </draw:frame>
        <draw:frame draw:style-name="gr24" draw:text-style-name="P2" draw:layer="layout" svg:width="4.121cm" svg:height="1.967cm" svg:x="16.178cm" svg:y="2.741cm">
          <draw:text-box>
            <text:p>Overlay </text:p>
            <text:p>Boot File System</text:p>
          </draw:text-box>
        </draw:frame>
        <draw:line draw:style-name="gr5" draw:text-style-name="P4" draw:layer="layout" svg:x1="4.742cm" svg:y1="5.916cm" svg:x2="7.599cm" svg:y2="5.916cm">
          <text:p/>
        </draw:line>
        <draw:line draw:style-name="gr5" draw:text-style-name="P4" draw:layer="layout" svg:x1="7.599cm" svg:y1="4.328cm" svg:x2="7.6cm" svg:y2="5.916cm">
          <text:p/>
        </draw:line>
        <draw:line draw:style-name="gr5" draw:text-style-name="P4" draw:layer="layout" svg:x1="7.6cm" svg:y1="4.493cm" svg:x2="10.139cm" svg:y2="4.493cm">
          <text:p/>
        </draw:line>
        <draw:frame draw:style-name="gr23" draw:text-style-name="P2" draw:layer="layout" svg:width="3.169cm" svg:height="1.395cm" svg:x="12.997cm" svg:y="2.741cm">
          <draw:text-box>
            <text:p>/libs + /apps</text:p>
          </draw:text-box>
        </draw:frame>
        <draw:line draw:style-name="gr11" draw:text-style-name="P12" draw:layer="layout" svg:x1="17.759cm" svg:y1="20.838cm" svg:x2="17.759cm" svg:y2="22.426cm">
          <text:p/>
        </draw:line>
        <draw:line draw:style-name="gr12" draw:text-style-name="P4" draw:layer="layout" svg:x1="3.789cm" svg:y1="22.426cm" svg:x2="17.759cm" svg:y2="22.426cm">
          <text:p/>
        </draw:line>
        <draw:line draw:style-name="gr13" draw:text-style-name="P4" draw:layer="layout" svg:x1="3.789cm" svg:y1="10.361cm" svg:x2="3.789cm" svg:y2="22.426cm">
          <text:p/>
        </draw:line>
        <draw:frame draw:style-name="gr25" draw:text-style-name="P14" draw:layer="layout" svg:width="18.408cm" svg:height="1.27cm" svg:x="2.414cm" svg:y="22.443cm">
          <draw:text-box>
            <text:p text:style-name="P13">mount -t overlay -o lowerdir=/<text:span text:style-name="T2">disk</text:span>:/mnt/usr,upperdir=/mnt/up,workdir=/mnt/work overlay /ovr </text:p>
          </draw:text-box>
        </draw:frame>
        <draw:line draw:style-name="gr26" draw:text-style-name="P11" draw:layer="layout" svg:x1="0.365cm" svg:y1="2.806cm" svg:x2="1.867cm" svg:y2="2.806cm">
          <text:p/>
        </draw:line>
        <draw:frame draw:style-name="gr27" draw:text-style-name="P2" draw:layer="layout" svg:width="1.687cm" svg:height="1.395cm" svg:x="0.132cm" svg:y="2.935cm">
          <draw:text-box>
            <text:p>(1) </text:p>
            <text:p>boot</text:p>
          </draw:text-box>
        </draw:frame>
        <draw:line draw:style-name="gr26" draw:text-style-name="P11" draw:layer="layout" svg:x1="0.365cm" svg:y1="9.572cm" svg:x2="2.435cm" svg:y2="9.572cm">
          <text:p/>
        </draw:line>
        <draw:frame draw:style-name="gr24" draw:text-style-name="P2" draw:layer="layout" svg:width="2.626cm" svg:height="1.967cm" svg:x="0.279cm" svg:y="9.728cm">
          <draw:text-box>
            <text:p>(2) </text:p>
            <text:p>chroo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AnatoHiero" svg:font-family="'Noto Sans AnatoHiero'" style:font-family-generic="swiss" style:font-pitch="variable"/>
    <style:font-face style:name="Noto Sans AnatoHiero1" svg:font-family="'Noto Sans AnatoHiero'" style:font-adornments="Bold Italic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Concave_20_short" draw:display-name="Concave short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_20_Dot_20_4" svg:stroke-color="#bf0041" draw:marker-start-width="0.508cm" draw:marker-start-center="true" draw:marker-end-width="0.508cm" draw:marker-end-center="tru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5T14:43:19.256311856</meta:creation-date>
    <meta:editing-duration>PT6M57S</meta:editing-duration>
    <meta:editing-cycles>4</meta:editing-cycles>
    <meta:generator>LibreOffice/7.3.6.2$Linux_X86_64 LibreOffice_project/30$Build-2</meta:generator>
    <dc:date>2022-11-05T20:24:51.648353419</dc:date>
    <meta:document-statistic meta:object-count="79"/>
  </office:meta>
</office:document-meta>
</file>